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cf5d" officeooo:paragraph-rsid="000bcf5d"/>
    </style:style>
    <style:style style:name="P2" style:family="paragraph" style:parent-style-name="Text_20_body">
      <style:text-properties officeooo:rsid="000bcf5d" officeooo:paragraph-rsid="000d45eb"/>
    </style:style>
    <style:style style:name="P3" style:family="paragraph" style:parent-style-name="Text_20_body">
      <style:text-properties officeooo:rsid="000f1337" officeooo:paragraph-rsid="000f1337"/>
    </style:style>
    <style:style style:name="P4" style:family="paragraph" style:parent-style-name="Text_20_body">
      <style:text-properties officeooo:paragraph-rsid="000f1337"/>
    </style:style>
    <style:style style:name="P5" style:family="paragraph" style:parent-style-name="Text_20_body">
      <style:text-properties officeooo:rsid="001059e7" officeooo:paragraph-rsid="001059e7"/>
    </style:style>
    <style:style style:name="P6" style:family="paragraph" style:parent-style-name="Text_20_body">
      <style:text-properties officeooo:rsid="001113f1" officeooo:paragraph-rsid="001113f1"/>
    </style:style>
    <style:style style:name="P7" style:family="paragraph" style:parent-style-name="Heading_20_1">
      <style:text-properties officeooo:rsid="001059e7" officeooo:paragraph-rsid="001059e7"/>
    </style:style>
    <style:style style:name="P8" style:family="paragraph" style:parent-style-name="Heading_20_1">
      <style:text-properties officeooo:paragraph-rsid="001059e7"/>
    </style:style>
    <style:style style:name="T1" style:family="text">
      <style:text-properties officeooo:rsid="000f13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f133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 ES PYTHON?</text:h>
      <text:h text:style-name="Heading_20_1" text:outline-level="1">INSTALAR PIP</text:h>
      <text:p text:style-name="P2"><text:span text:style-name="T1">[root@maquina]$ </text:span>yum install epel-release</text:p>
      <text:p text:style-name="P2"><text:span text:style-name="T1">[root@maquina]$ </text:span>yum install python-pip</text:p>
      <text:h text:style-name="Heading_20_1" text:outline-level="1">INSTALAR VIRTUALENV</text:h>
      <text:p text:style-name="P1"><text:span text:style-name="T1">[root@maquina]$ pip</text:span> install virtualenv</text:p>
      <text:h text:style-name="Heading_20_1" text:outline-level="1">CREAR UN ENTORNO VIRTUAL</text:h>
      <text:p text:style-name="P4"><text:span text:style-name="T1">[desarrollo@maquina]$ mkdir curso</text:span></text:p>
      <text:p text:style-name="P4"><text:span text:style-name="T1">[desarrollo@maquina]$ cd curso</text:span></text:p>
      <text:p text:style-name="P4"><text:span text:style-name="T1">[desarrollo@maquina </text:span><text:span text:style-name="T3">curso]</text:span><text:span text:style-name="T1">$ </text:span>virtualenv -p /usr/bin/python2.7 curso_python_vocento</text:p>
      <text:h text:style-name="P8" text:outline-level="1">ACTIVAR VIRTUALENV</text:h>
      <text:p text:style-name="P4"><text:span text:style-name="T1">[desarrollo@maquina </text:span><text:span text:style-name="T3">curso]</text:span><text:span text:style-name="T1">$ source curso_python_vocento/bin/activate</text:span></text:p>
      <text:p text:style-name="P3"><text:span text:style-name="T2">(curso_python_vocento)</text:span>[desarrollo@localhost curso]$</text:p>
      <text:h text:style-name="P7" text:outline-level="1">DESCARGAR CURSO DE GITHUB</text:h>
      <text:p text:style-name="P5">(curso_python_vocento)[desarrollo@localhost curso]$ git clone https://github.com/ecoslado/python_course</text:p>
      <text:h text:style-name="Heading_20_1" text:outline-level="1">INSTALAR FLASK</text:h>
      <text:p text:style-name="P5">(curso_python_vocento)[desarrollo@localhost curso]$ pip install flask</text:p>
      <text:h text:style-name="Heading_20_1" text:outline-level="1">INSTALAR FLASK-DEBUGTOOLBAR</text:h>
      <text:p text:style-name="P5">(curso_python_vocento)[desarrollo@localhost curso]$ pip install flask-debugtoolbar</text:p>
      <text:h text:style-name="Heading_20_1" text:outline-level="1">INSTALAR IPYTHON</text:h>
      <text:p text:style-name="P5">(curso_python_vocento)[desarrollo@localhost curso]$ pip install ipython</text:p>
      <text:h text:style-name="Heading_20_1" text:outline-level="1">DESACTIVAR VIRTUALENV</text:h>
      <text:p text:style-name="P5">(curso_python_vocento)[desarrollo@localhost curso]$ deactivate</text:p>
      <text:h text:style-name="Heading_20_1" text:outline-level="1"><text:soft-page-break/>LANZAR EL SERVIDOR DE DESARROLLO</text:h>
      <text:p text:style-name="P6">El servidor de desarrollo se encuentra en el directorio c2 en el archivo e1_servidor.py</text:p>
      <text:p text:style-name="P6">Dejaremos el controlador barra '/' para el “hello world”.</text:p>
      <text:p text:style-name="P6">Iremos añadiendo los controladores a este fichero para ir desarrollando los diferentes puntos.</text:p>
      <text:p text:style-name="P6">Aún tengo que crear un script que lance el servidor, por ejemplo lo estoy lanzando así:</text:p>
      <text:p text:style-name="P6"/>
      <text:p text:style-name="P6">(curso_python_vocento)[desarrollo@localhost curso]$ python python_course/c2/e1_servidor.py</text:p>
      <text:p text:style-name="P6">El servidor se levanta escuchando en todas las interfaces en el puerto 5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0:47:50.332763084</meta:creation-date>
    <meta:editing-duration>PT44M56S</meta:editing-duration>
    <meta:editing-cycles>6</meta:editing-cycles>
    <meta:generator>LibreOffice/4.2.7.2$Linux_X86_64 LibreOffice_project/420m0$Build-2</meta:generator>
    <dc:date>2015-01-24T11:47:55.301078479</dc:date>
    <meta:document-statistic meta:table-count="0" meta:image-count="0" meta:object-count="0" meta:page-count="2" meta:paragraph-count="30" meta:word-count="152" meta:character-count="1478" meta:non-whitespace-character-count="1356"/>
  </office:meta>
</office:document-meta>
</file>